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VersionIterator.nex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VersionIterator.ClientVersionIterator( RemoteIterator iterator , Session session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VersionIterator.getObject( Object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